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ubject</text:p>
          </table:table-cell>
          <table:table-cell table:style-name="Default" office:value-type="string" calcext:value-type="string">
            <text:p>Nodule?</text:p>
          </table:table-cell>
          <table:table-cell table:style-name="Default" office:value-type="string" calcext:value-type="string">
            <text:p>&gt;5mm?</text:p>
          </table:table-cell>
          <table:table-cell table:style-name="Default" office:value-type="string" calcext:value-type="string">
            <text:p>No cancer in history</text:p>
          </table:table-cell>
          <table:table-cell table:style-name="Default" office:value-type="string" calcext:value-type="string">
            <text:p>Fin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office:value-type="string" calcext:value-type="string">
            <text:p>Does ruling out sarcoid count?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Bud nodule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Does lymphoproliferative disorder comparison count as history?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o size of nodule noted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hy is this report labeled false??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stable since 2022? it doesn’t matter?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Size not montioned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ntra fissural nodule likely a lymph node? How to interpret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5mm nodule noted but said to be mucus plugging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Renal cancer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hy is this report labeled false??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hy is this report labeled false??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7:04:19.376918179</meta:creation-date>
    <dc:date>2025-09-02T17:57:34.856843503</dc:date>
    <meta:editing-duration>PT2M25S</meta:editing-duration>
    <meta:editing-cycles>1</meta:editing-cycles>
    <meta:document-statistic meta:table-count="1" meta:cell-count="188" meta:object-count="0"/>
    <meta:generator>LibreOffice/7.3.7.2$Linux_X86_64 LibreOffice_project/30$Build-2</meta:generator>
  </office:meta>
</office:document-meta>
</file>